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DejaVuSans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373cm" fo:min-width="12.70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65cm" fo:min-width="15.51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4.90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24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8.80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41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0.33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"/>
    </style:style>
    <style:style style:name="P2" style:family="paragraph">
      <loext:graphic-properties draw:fill="none"/>
      <style:text-properties style:font-name="Cascadia Code"/>
    </style:style>
    <style:style style:name="P3" style:family="paragraph">
      <style:paragraph-properties fo:text-align="start" style:writing-mode="lr-tb"/>
      <style:text-properties style:font-name="Cascadia Code"/>
    </style:style>
    <style:style style:name="P4" style:family="paragraph">
      <loext:graphic-properties draw:fill="none"/>
      <style:paragraph-properties fo:text-align="start"/>
      <style:text-properties style:font-name="Cascadia Code" fo:font-size="9pt" style:font-size-asian="9pt" style:font-size-complex="9pt"/>
    </style:style>
    <style:style style:name="P5" style:family="paragraph">
      <loext:graphic-properties draw:fill="none"/>
      <style:paragraph-properties fo:text-align="start"/>
      <style:text-properties style:font-name="Cascadia Code"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start"/>
      <style:text-properties style:font-name="Cascadia Code" fo:font-size="8pt" style:font-size-asian="8pt" style:font-size-complex="8pt"/>
    </style:style>
    <style:style style:name="T1" style:family="text">
      <style:text-properties fo:color="#000000" loext:opacity="100%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3465a4" loext:opacity="100%" fo:font-size="9pt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fo:font-size="9pt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fo:font-size="8pt" fo:font-weight="bold" style:font-size-asian="8pt" style:font-weight-asian="normal" style:font-name-complex="DejaVuSans" style:font-size-complex="8pt" style:font-weight-complex="normal"/>
    </style:style>
    <style:style style:name="T5" style:family="text">
      <style:text-properties fo:color="#000000" loext:opacity="100%" fo:font-size="8pt" fo:font-weight="normal" style:font-size-asian="8pt" style:font-weight-asian="normal" style:font-name-complex="DejaVuSans" style:font-size-complex="8pt" style:font-weight-complex="normal"/>
    </style:style>
    <style:style style:name="T6" style:family="text">
      <style:text-properties fo:color="#3465a4" loext:opacity="100%" fo:font-size="9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27/01/1988 | São Paulo, SP, Brazil | +551498114 5355 | 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linuxbox:~]$</text:span><text:span text:style-name="T3"> ls -l | 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</text:span><text:span text:style-name="T1">tiago tiago <text:s/></text:span><text:span text:style-name="T1">120 Fev 22 </text:span><text:span text:style-name="T1">20:09 </text:span><text:span text:style-name="T1">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1 tiago tiago <text:s/>166 Fev 22 20:12 </text:span><text:span text:style-name="T1">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text:s/>1 </text:span><text:span text:style-name="T1">tiago tiago <text:s/></text:span><text:span text:style-name="T1">364 Fev 22 </text:span><text:span text:style-name="T1">20:04 </text:span><text:span text:style-name="T1">work_experienc</text:span><text:span text:style-name="T1">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5" draw:layer="layout" svg:width="5.759cm" svg:height="0.357cm" svg:x="1.983cm" svg:y="5.883cm">
          <draw:text-box>
            <text:p text:style-name="P3"><text:span text:style-name="T4">2013 - 2014 <text:s/>Computar Sistemas </text:span></text:p>
          </draw:text-box>
        </draw:frame>
        <draw:frame draw:style-name="gr11" draw:text-style-name="P6" draw:layer="layout" svg:width="2.034cm" svg:height="0.357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6" draw:layer="layout" svg:width="3.727cm" svg:height="0.357cm" svg:x="4.523cm" svg:y="6.3cm">
          <draw:text-box>
            <text:p text:style-name="P3"><text:span text:style-name="T5">ERP Developing company</text:span></text:p>
          </draw:text-box>
        </draw:frame>
        <draw:frame draw:style-name="gr13" draw:text-style-name="P6" draw:layer="layout" svg:width="9.993cm" svg:height="0.357cm" svg:x="4.523cm" svg:y="6.628cm">
          <draw:text-box>
            <text:p text:style-name="P3"><text:span text:style-name="T5">Porting old FOXPRO code to C# using </text:span><text:span text:style-name="T5">WPF/XAML/WebApi/Tests <text:s/></text:span></text:p>
          </draw:text-box>
        </draw:frame>
        <draw:frame draw:style-name="gr11" draw:text-style-name="P6" draw:layer="layout" svg:width="2.034cm" svg:height="0.357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5" draw:layer="layout" svg:width="5.421cm" svg:height="0.357cm" svg:x="1.983cm" svg:y="7.122cm">
          <draw:text-box>
            <text:p text:style-name="P3"><text:span text:style-name="T4">2014 – 2016 <text:s/>Leo.br </text:span><text:span text:style-name="T4">(Freelancer)</text:span></text:p>
          </draw:text-box>
        </draw:frame>
        <draw:frame draw:style-name="gr15" draw:text-style-name="P6" draw:layer="layout" svg:width="0.281cm" svg:height="0.357cm" svg:x="1.983cm" svg:y="7.527cm">
          <draw:text-box>
            <text:p text:style-name="P3"><text:span text:style-name="T5"><text:s/></text:span></text:p>
          </draw:text-box>
        </draw:frame>
        <draw:frame draw:style-name="gr16" draw:text-style-name="P6" draw:layer="layout" svg:width="12.702cm" svg:height="1.373cm" svg:x="4.484cm" svg:y="9.637cm">
          <draw:text-box>
            <text:p text:style-name="P3"><text:span text:style-name="T5">Full stack web developer. </text:span><text:span text:style-name="T5">Frontend and Backend </text:span><text:span text:style-name="T5">development using</text:span></text:p>
            <text:p text:style-name="P3"><text:span text:style-name="T5">Programming languagues such </text:span><text:span text:style-name="T5">as PHP, Ruby [on Rails], </text:span><text:span text:style-name="T5">JavaScript</text:span></text:p>
            <text:p text:style-name="P3"><text:span text:style-name="T5">(AngularJS 1.4, jQuery), </text:span><text:span text:style-name="T5">GO.</text:span></text:p>
            <text:p text:style-name="P3"><text:span text:style-name="T5">Plugin and Theme </text:span><text:span text:style-name="T5">development/maintenance for </text:span><text:span text:style-name="T5">WordPress, server </text:span><text:span text:style-name="T5">maintenance.</text:span></text:p>
          </draw:text-box>
        </draw:frame>
        <draw:frame draw:style-name="gr17" draw:text-style-name="P6" draw:layer="layout" svg:width="7.283cm" svg:height="0.357cm" svg:x="4.484cm" svg:y="7.64cm">
          <draw:text-box>
            <text:p text:style-name="P3"><text:span text:style-name="T5">Maintenance of an Open Source </text:span><text:span text:style-name="T5">ERP (ERPNext)</text:span></text:p>
          </draw:text-box>
        </draw:frame>
        <draw:frame draw:style-name="gr18" draw:text-style-name="P6" draw:layer="layout" svg:width="5.59cm" svg:height="0.357cm" svg:x="4.484cm" svg:y="7.972cm">
          <draw:text-box>
            <text:p text:style-name="P3"><text:span text:style-name="T5">Wordpress website customizations,</text:span></text:p>
          </draw:text-box>
        </draw:frame>
        <draw:frame draw:style-name="gr19" draw:text-style-name="P6" draw:layer="layout" svg:width="9.654cm" svg:height="0.357cm" svg:x="4.484cm" svg:y="8.3cm">
          <draw:text-box>
            <text:p text:style-name="P3"><text:span text:style-name="T5">Server maintenance (Linux/Windows Server), new Frontends,</text:span></text:p>
          </draw:text-box>
        </draw:frame>
        <draw:frame draw:style-name="gr20" draw:text-style-name="P6" draw:layer="layout" svg:width="4.743cm" svg:height="0.357cm" svg:x="4.484cm" svg:y="8.632cm">
          <draw:text-box>
            <text:p text:style-name="P3"><text:span text:style-name="T5">WordPress themes and plugins</text:span></text:p>
          </draw:text-box>
        </draw:frame>
        <draw:frame draw:style-name="gr21" draw:text-style-name="P4" draw:layer="layout" svg:width="6.861cm" svg:height="0.399cm" svg:x="2.004cm" svg:y="21.617cm">
          <draw:text-box>
            <text:p text:style-name="P3"><text:span text:style-name="T2">[tiago@tiago-linuxbox:~]$</text:span><text:span text:style-name="T3"> cat skills</text:span></text:p>
          </draw:text-box>
        </draw:frame>
        <draw:frame draw:style-name="gr22" draw:text-style-name="P4" draw:layer="layout" svg:width="10.67cm" svg:height="0.399cm" svg:x="2.004cm" svg:y="22.137cm">
          <draw:text-box>
            <text:p text:style-name="P3"><text:span text:style-name="T1">Vanilla JavaScript (ES6+), React, jQuery </text:span><text:span text:style-name="T1">HTML(5), CSS(3)</text:span></text:p>
          </draw:text-box>
        </draw:frame>
        <draw:frame draw:style-name="gr23" draw:text-style-name="P4" draw:layer="layout" svg:width="15.814cm" svg:height="0.399cm" svg:x="2.004cm" svg:y="22.511cm">
          <draw:text-box>
            <text:p text:style-name="P3"><text:span text:style-name="T1">Shell, Linux, MSSQL, MySQL, PostgreSQL, </text:span><text:span text:style-name="T1">WordPress, Python, PHP, Go, Ruby [on Rails]</text:span></text:p>
          </draw:text-box>
        </draw:frame>
        <draw:frame draw:style-name="gr24" draw:text-style-name="P4" draw:layer="layout" svg:width="15.433cm" svg:height="0.399cm" svg:x="2.004cm" svg:y="22.889cm">
          <draw:text-box>
            <text:p text:style-name="P3"><text:span text:style-name="T1">NodeJS, NextJS, Email Marketing, Vi(Vim), </text:span><text:span text:style-name="T1">Regular expressions, NoSQL (MongoDB)</text:span></text:p>
          </draw:text-box>
        </draw:frame>
        <draw:frame draw:style-name="gr25" draw:text-style-name="P4" draw:layer="layout" svg:width="8.575cm" svg:height="0.399cm" svg:x="2.004cm" svg:y="23.5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399cm" svg:x="2.004cm" svg:y="24.13cm">
          <draw:text-box>
            <text:p text:style-name="P3"><text:span text:style-name="T1">Other languages: <text:s text:c="2"/>English(Advanced), </text:span><text:span text:style-name="T1">Spanish(Intermediate), German (Reading - </text:span><text:span text:style-name="T1">Beginner) </text:span></text:p>
          </draw:text-box>
        </draw:frame>
        <draw:frame draw:style-name="gr26" draw:text-style-name="P4" draw:layer="layout" svg:width="5.337cm" svg:height="0.399cm" svg:x="2.004cm" svg:y="24.524cm">
          <draw:text-box>
            <text:p text:style-name="P3"><text:span text:style-name="T1">Official Microsoft Courses: </text:span></text:p>
          </draw:text-box>
        </draw:frame>
        <draw:frame draw:style-name="gr27" draw:text-style-name="P4" draw:layer="layout" svg:width="9.146cm" svg:height="0.399cm" svg:x="3.274cm" svg:y="24.895cm">
          <draw:text-box>
            <text:p text:style-name="P3"><text:span text:style-name="T1">10266 | Programming C# With Visual Studio 2010; </text:span></text:p>
          </draw:text-box>
        </draw:frame>
        <draw:frame draw:style-name="gr28" draw:text-style-name="P4" draw:layer="layout" svg:width="13.909cm" svg:height="0.399cm" svg:x="3.274cm" svg:y="25.269cm">
          <draw:text-box>
            <text:p text:style-name="P3"><text:span text:style-name="T1">10267 | Introduction to Web Development with </text:span><text:span text:style-name="T1">Microsoft Visual Studio 2010</text:span></text:p>
          </draw:text-box>
        </draw:frame>
        <draw:frame draw:style-name="gr29" draw:text-style-name="P4" draw:layer="layout" svg:width="0.383cm" svg:height="0.399cm" svg:x="2.004cm" svg:y="25.642cm">
          <draw:text-box>
            <text:p text:style-name="P3"><text:span text:style-name="T1"><text:s text:c="2"/></text:span></text:p>
          </draw:text-box>
        </draw:frame>
        <draw:frame draw:style-name="gr30" draw:text-style-name="P4" draw:layer="layout" svg:width="8.003cm" svg:height="0.399cm" svg:x="3.274cm" svg:y="25.642cm">
          <draw:text-box>
            <text:p text:style-name="P3"><text:span text:style-name="T1">10774 | Querying Microsoft SQL Server 2012</text:span></text:p>
          </draw:text-box>
        </draw:frame>
        <draw:frame draw:style-name="gr31" draw:text-style-name="P4" draw:layer="layout" svg:width="10.861cm" svg:height="0.399cm" svg:x="3.274cm" svg:y="26.013cm">
          <draw:text-box>
            <text:p text:style-name="P3"><text:span text:style-name="T1">10775 | Administering Microsoft SQL Server 2012 </text:span><text:span text:style-name="T1">Databases</text:span></text:p>
          </draw:text-box>
        </draw:frame>
        <draw:frame draw:style-name="gr25" draw:text-style-name="P4" draw:layer="layout" svg:width="8.575cm" svg:height="0.399cm" svg:x="3.274cm" svg:y="26.387cm">
          <draw:text-box>
            <text:p text:style-name="P3"><text:span text:style-name="T1">10778 | Implementing <text:s/>Data Models and Reports</text:span></text:p>
          </draw:text-box>
        </draw:frame>
        <draw:frame draw:style-name="gr32" draw:text-style-name="P4" draw:layer="layout" svg:width="7.432cm" svg:height="0.399cm" svg:x="2.004cm" svg:y="26.8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33" draw:text-style-name="P4" draw:layer="layout" svg:width="18.1cm" svg:height="0.399cm" svg:x="2.004cm" svg:y="27.349cm">
          <draw:text-box>
            <text:p text:style-name="P3"><text:span text:style-name="T1">2007-2011 - Bachelor’s Degree in Biology from </text:span><text:span text:style-name="T1">Universidade de São Paulo (USP) – Ribeirão Preto </text:span></text:p>
          </draw:text-box>
        </draw:frame>
        <draw:frame draw:style-name="gr34" draw:text-style-name="P4" draw:layer="layout" svg:width="5.717cm" svg:height="0.399cm" svg:x="2.004cm" svg:y="27.934cm">
          <draw:text-box>
            <text:p text:style-name="P3"><text:span text:style-name="T6">[tiago@tiago-linuxbox:~]$ </text:span><text:span text:style-name="T1">date</text:span></text:p>
          </draw:text-box>
        </draw:frame>
        <draw:frame draw:style-name="gr35" draw:text-style-name="P6" draw:layer="layout" svg:width="5.251cm" svg:height="0.357cm" svg:x="2.004cm" svg:y="28.447cm">
          <draw:text-box>
            <text:p text:style-name="P3"><text:span text:style-name="T5">Mon Jul 22 09:13:32 PM -03 2024</text:span></text:p>
          </draw:text-box>
        </draw:frame>
        <draw:frame draw:style-name="gr20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36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37" draw:text-style-name="P6" draw:layer="layout" svg:width="15.518cm" svg:height="1.165cm" svg:x="4.484cm" svg:y="11.535cm">
          <draw:text-box>
            <text:p text:style-name="P3"><text:span text:style-name="T5">Research &amp; Development staff as Web/Desktop developer.</text:span></text:p>
            <text:p text:style-name="P3"><text:span text:style-name="T5">.NET framework (C#), MSSQL, Agile Dev. (SCRUM) and DDD, some Linux server maintenance.</text:span></text:p>
          </draw:text-box>
        </draw:frame>
        <draw:frame draw:style-name="gr38" draw:text-style-name="P5" draw:layer="layout" svg:width="3.389cm" svg:height="0.357cm" svg:x="1.986cm" svg:y="12.42cm">
          <draw:text-box>
            <text:p text:style-name="P3"><text:span text:style-name="T4">2017 – 2018 <text:s/>O2Fund </text:span></text:p>
          </draw:text-box>
        </draw:frame>
        <draw:frame draw:style-name="gr39" draw:text-style-name="P6" draw:layer="layout" svg:width="14.903cm" svg:height="1.03cm" svg:x="4.487cm" svg:y="12.858cm">
          <draw:text-box>
            <text:p text:style-name="P3"><text:span text:style-name="T5">WebApp using NextJS(React), Ruby on Rails and PostgreSQL, API with both REST and GraphQL</text:span></text:p>
            <text:p text:style-name="P3"><text:span text:style-name="T5">Linux server maintenance, Full Stack development with JavaScript (React)</text:span></text:p>
            <text:p text:style-name="P3"><text:span text:style-name="T5">Node.js/PostgreSQL backend.</text:span></text:p>
          </draw:text-box>
        </draw:frame>
        <draw:frame draw:style-name="gr20" draw:text-style-name="P5" draw:layer="layout" svg:width="4.743cm" svg:height="0.357cm" svg:x="1.99cm" svg:y="14.121cm">
          <draw:text-box>
            <text:p text:style-name="P3"><text:span text:style-name="T4">2018 – 2019 <text:s/>Telefônica/Vivo</text:span></text:p>
          </draw:text-box>
        </draw:frame>
        <draw:frame draw:style-name="gr40" draw:text-style-name="P6" draw:layer="layout" svg:width="15.242cm" svg:height="1.03cm" svg:x="4.494cm" svg:y="14.54cm">
          <draw:text-box>
            <text:p text:style-name="P3"><text:span text:style-name="T5">Web/App Analytics (Development and </text:span><text:span text:style-name="T5">Architecture)</text:span></text:p>
            <text:p text:style-name="P3"><text:span text:style-name="T5">Google Tag Manager – GCP – JavaScript ES6 </text:span><text:span text:style-name="T5">– Firebase – AppsFlyer – Adjust - BigQuery </text:span><text:span text:style-name="T5">– SQL</text:span></text:p>
          </draw:text-box>
        </draw:frame>
        <draw:frame draw:style-name="gr41" draw:text-style-name="P5" draw:layer="layout" svg:width="4.066cm" svg:height="0.357cm" svg:x="1.99cm" svg:y="15.419cm">
          <draw:text-box>
            <text:p text:style-name="P3"><text:span text:style-name="T4">2019 – 2019 <text:s/>TradersClub</text:span></text:p>
          </draw:text-box>
        </draw:frame>
        <draw:frame draw:style-name="gr42" draw:text-style-name="P6" draw:layer="layout" svg:width="8.807cm" svg:height="0.687cm" svg:x="4.491cm" svg:y="15.839cm">
          <draw:text-box>
            <text:p text:style-name="P3"><text:span text:style-name="T5">Community based </text:span><text:span text:style-name="T5">Startup focusing </text:span><text:span text:style-name="T5">on Financial </text:span><text:span text:style-name="T5">Market</text:span></text:p>
            <text:p text:style-name="P3"><text:span text:style-name="T5">WebApp using </text:span><text:span text:style-name="T5">React, React-</text:span><text:span text:style-name="T5">Native, </text:span><text:span text:style-name="T5">GO/Node.js </text:span><text:span text:style-name="T5">Backend</text:span></text:p>
          </draw:text-box>
        </draw:frame>
        <draw:frame draw:style-name="gr43" draw:text-style-name="P5" draw:layer="layout" svg:width="3.219cm" svg:height="0.357cm" svg:x="1.99cm" svg:y="16.922cm">
          <draw:text-box>
            <text:p text:style-name="P3"><text:span text:style-name="T4">2019 – 2020 <text:s/>Bettha</text:span></text:p>
          </draw:text-box>
        </draw:frame>
        <draw:frame draw:style-name="gr44" draw:text-style-name="P6" draw:layer="layout" svg:width="15.411cm" svg:height="1.03cm" svg:x="4.491cm" svg:y="17.341cm">
          <draw:text-box>
            <text:p text:style-name="P3"><text:span text:style-name="T5">As the only Senior member I’ve worked on Architecture, documentation and </text:span><text:span text:style-name="T5">creation of APIs, </text:span></text:p>
            <text:p text:style-name="P3"><text:span text:style-name="T5">AngularJS/Angular Frontend, Ruby on Rails Backend.</text:span></text:p>
            <text:p text:style-name="P3"><text:span text:style-name="T5">Some DevOps work; CI</text:span></text:p>
          </draw:text-box>
        </draw:frame>
        <draw:frame draw:style-name="gr45" draw:text-style-name="P4" draw:layer="layout" svg:width="7.052cm" svg:height="0.399cm" svg:x="2.004cm" svg:y="0.959cm">
          <draw:text-box>
            <text:p text:style-name="P3"><text:span text:style-name="T2">[</text:span><text:span text:style-name="T2">t</text:span><text:span text:style-name="T2">i</text:span><text:span text:style-name="T2">a</text:span><text:span text:style-name="T2">g</text:span><text:span text:style-name="T2">o</text:span><text:span text:style-name="T2">@</text:span><text:span text:style-name="T2">t</text:span><text:span text:style-name="T2">i</text:span><text:span text:style-name="T2">a</text:span><text:span text:style-name="T2">g</text:span><text:span text:style-name="T2">o</text:span><text:span text:style-name="T2">-</text:span><text:span text:style-name="T2">l</text:span><text:span text:style-name="T2">i</text:span><text:span text:style-name="T2">n</text:span><text:span text:style-name="T2">u</text:span><text:span text:style-name="T2">x</text:span><text:span text:style-name="T2">b</text:span><text:span text:style-name="T2">o</text:span><text:span text:style-name="T2">x</text:span><text:span text:style-name="T2">:</text:span><text:span text:style-name="T2">~</text:span><text:span text:style-name="T2">]</text:span><text:span text:style-name="T2">$</text:span><text:span text:style-name="T3"> </text:span><text:span text:style-name="T3">c</text:span><text:span text:style-name="T3">a</text:span><text:span text:style-name="T3">t</text:span><text:span text:style-name="T3"> </text:span><text:span text:style-name="T1">c</text:span><text:span text:style-name="T1">o</text:span><text:span text:style-name="T1">n</text:span><text:span text:style-name="T1">t</text:span><text:span text:style-name="T1">a</text:span><text:span text:style-name="T1">c</text:span><text:span text:style-name="T1">t</text:span></text:p>
          </draw:text-box>
        </draw:frame>
        <draw:frame draw:style-name="gr46" draw:text-style-name="P5" draw:layer="layout" svg:width="3.897cm" svg:height="0.357cm" svg:x="1.993cm" svg:y="18.523cm">
          <draw:text-box>
            <text:p text:style-name="P3"><text:span text:style-name="T4">2022 – 2022 <text:s/>F1Sales</text:span></text:p>
          </draw:text-box>
        </draw:frame>
        <draw:frame draw:style-name="gr47" draw:text-style-name="P6" draw:layer="layout" svg:width="10.331cm" svg:height="1.03cm" svg:x="4.494cm" svg:y="18.943cm">
          <draw:text-box>
            <text:p text:style-name="P3"><text:span text:style-name="T5">Create integration </text:span><text:span text:style-name="T5">solutions with third-</text:span><text:span text:style-name="T5">party systems. </text:span></text:p>
            <text:p text:style-name="P3"><text:span text:style-name="T5">Develop solutions </text:span><text:span text:style-name="T5">together with the </text:span><text:span text:style-name="T5">product team </text:span></text:p>
            <text:p text:style-name="P3"><text:span text:style-name="T5">Ruby on Rails, API, </text:span><text:span text:style-name="T5">TDD, MongoDB, Sidekiq, </text:span><text:span text:style-name="T5">Redis, Heroku, AWS</text:span></text:p>
          </draw:text-box>
        </draw:frame>
        <draw:frame draw:style-name="gr36" draw:text-style-name="P5" draw:layer="layout" svg:width="4.913cm" svg:height="0.357cm" svg:x="1.984cm" svg:y="20.123cm">
          <draw:text-box>
            <text:p text:style-name="P3"><text:span text:style-name="T4">2024 – <text:s text:c="2"/>Evolua Educação </text:span></text:p>
          </draw:text-box>
        </draw:frame>
        <draw:frame draw:style-name="gr37" draw:text-style-name="P6" draw:layer="layout" svg:width="15.518cm" svg:height="1.165cm" svg:x="4.485cm" svg:y="20.536cm">
          <draw:text-box>
            <text:p text:style-name="P3"><text:span text:style-name="T5">Full Stack .NET Core developer.</text:span></text:p>
            <text:p text:style-name="P3"><text:span text:style-name="T5">.NET framework (C#), MSSQL, Agile Dev. </text:span><text:span text:style-name="T5">(SCRUM) and DDD, some NodeJS </text:span><text:span text:style-name="T5">(TypeScript) API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DejaVuSans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2T21:14:17.062075625</dc:date>
    <meta:editing-duration>PT27M13S</meta:editing-duration>
    <meta:editing-cycles>13</meta:editing-cycles>
    <meta:generator>LibreOffice/24.2.5.2$Linux_X86_64 LibreOffice_project/420$Build-2</meta:generator>
    <meta:print-date>2024-07-22T21:14:01.130197781</meta:print-date>
    <meta:printed-by>PDF files</meta:printed-by>
    <meta:document-statistic meta:object-count="60"/>
  </office:meta>
</office:document-meta>
</file>